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squeleto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# Presentacion</text:p>
            <text:p/>
            <text:p/>
            <text:p>**Tiempo estimado** 20 minutos</text:p>
            <text:p/>
            <text:p>Hacer incapié en:</text:p>
            <text:p/>
            <text:p><text:s text:c="4"/>- Experiencia colaborativa</text:p>
            <text:p><text:s text:c="4"/>- Decisiones operativas</text:p>
            <text:p/>
            <text:p>## Contenido</text:p>
            <text:p>1. Intro al problema</text:p>
            <text:p>2. Código c</text:p>
            <text:p>3. Análisis de estrategias y acuerdo de forma de trabaj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<text:s/></text:p>
            <text:p>4. Aplicación de temas curso</text:p>
            <text:p><text:s text:c="4"/>1. Github como plataforma</text:p>
            <text:p><text:s text:c="4"/>2. OOP Estructura de clases</text:p>
            <text:p><text:s text:c="4"/>3. Python</text:p>
            <text:p><text:s text:c="9"/>1. Librerías</text:p>
            <text:p><text:s text:c="14"/>1. Linkeo de python con C</text:p>
            <text:p><text:s text:c="14"/>2. Matplotlib</text:p>
            <text:p><text:s text:c="4"/>4. Debbuging</text:p>
            <text:p><text:s text:c="4"/>5. Profiling</text:p>
            <text:p><text:s text:c="4"/>6. Documentación doxygen</text:p>
            <text:p/>
            <text:p>5. Resultados</text:p>
            <text:p><text:s text:c="5"/>1. Dinámica molecular</text:p>
            <text:p><text:s text:c="13"/>1. evolution</text:p>
            <text:p><text:s text:c="13"/>2. Real time</text:p>
            <text:p><text:s text:c="5"/>2. Profiling</text:p>
            <text:p/>
            <text:p/>
            <text:p>5. Inconvenientes destacados y experiencia</text:p>
            <text:p><text:s text:c="4"/>1. abandono de integrante</text:p>
            <text:p><text:s text:c="4"/>2. Estructura de carpetas y manejo de github</text:p>
            <text:p><text:s text:c="4"/>3. Debugg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2:21:27.131861258</meta:creation-date>
    <dc:date>2016-03-17T12:25:48.563711226</dc:date>
    <meta:editing-duration>P0D</meta:editing-duration>
    <meta:editing-cycles>1</meta:editing-cycles>
    <meta:document-statistic meta:object-count="33"/>
    <meta:generator>LibreOffice/4.2.8.2$Linux_X86_64 LibreOffice_project/420m0$Build-2</meta:generator>
  </office:meta>
</office:document-meta>
</file>